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c40d"/>
    </style:style>
    <style:style style:name="P2" style:family="paragraph" style:parent-style-name="Standard">
      <style:text-properties officeooo:rsid="0014b815" officeooo:paragraph-rsid="0014b815"/>
    </style:style>
    <style:style style:name="P3" style:family="paragraph" style:parent-style-name="Standard">
      <style:text-properties officeooo:rsid="0014b815" officeooo:paragraph-rsid="0016430d"/>
    </style:style>
    <style:style style:name="P4" style:family="paragraph" style:parent-style-name="Standard">
      <style:text-properties fo:font-weight="bold" officeooo:rsid="0014b815" officeooo:paragraph-rsid="0014b815" style:font-weight-asian="bold" style:font-weight-complex="bold"/>
    </style:style>
    <style:style style:name="P5" style:family="paragraph" style:parent-style-name="Standard">
      <style:text-properties fo:font-weight="bold" officeooo:rsid="00162bf9" officeooo:paragraph-rsid="00162bf9" style:font-weight-asian="bold" style:font-weight-complex="bold"/>
    </style:style>
    <style:style style:name="P6" style:family="paragraph" style:parent-style-name="Standard">
      <style:text-properties fo:font-weight="bold" officeooo:rsid="001dac2e" officeooo:paragraph-rsid="00162bf9" style:font-weight-asian="bold" style:font-weight-complex="bold"/>
    </style:style>
    <style:style style:name="P7" style:family="paragraph" style:parent-style-name="Standard">
      <style:text-properties fo:font-weight="bold" officeooo:rsid="001dac2e" officeooo:paragraph-rsid="0016430d" style:font-weight-asian="bold" style:font-weight-complex="bold"/>
    </style:style>
    <style:style style:name="P8" style:family="paragraph" style:parent-style-name="Standard">
      <style:text-properties fo:font-weight="bold" officeooo:paragraph-rsid="00162bf9" style:font-weight-asian="bold" style:font-weight-complex="bold"/>
    </style:style>
    <style:style style:name="P9" style:family="paragraph" style:parent-style-name="Standard">
      <style:text-properties fo:font-weight="bold" officeooo:paragraph-rsid="0016430d" style:font-weight-asian="bold" style:font-weight-complex="bold"/>
    </style:style>
    <style:style style:name="P10" style:family="paragraph" style:parent-style-name="Standard">
      <style:text-properties officeooo:rsid="00167b77" officeooo:paragraph-rsid="00167b77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7b77" officeooo:paragraph-rsid="00167b77" style:font-weight-asian="bold" style:font-weight-complex="bold"/>
    </style:style>
    <style:style style:name="P12" style:family="paragraph" style:parent-style-name="Standard">
      <style:text-properties style:text-underline-style="none" fo:font-weight="bold" officeooo:paragraph-rsid="00167b77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dac2e" officeooo:paragraph-rsid="00167b77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dac2e" officeooo:paragraph-rsid="00167b77" style:font-weight-asian="bold" style:font-weight-complex="bold"/>
    </style:style>
    <style:style style:name="T1" style:family="text">
      <style:text-properties officeooo:rsid="0013c40d"/>
    </style:style>
    <style:style style:name="T2" style:family="text">
      <style:text-properties officeooo:rsid="00162bf9"/>
    </style:style>
    <style:style style:name="T3" style:family="text">
      <style:text-properties officeooo:rsid="0016430d"/>
    </style:style>
    <style:style style:name="T4" style:family="text">
      <style:text-properties officeooo:rsid="00167b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 <text:s/>Orders.SKU, COUNT(Orders.SKU), RMA.Order_ID, RMA.Step, RMA.Reason, Customer.Customer_ID, Customer.State, COUNT(State) FROM Orders, RMA, Customer WHERE Orders.Order_ID = RMA.Order_ID AND Orders.Customer_ID = Customer.Customer_ID GROUP BY SKU, Step, State ORDER BY Step, State;</text:p>
      <text:p text:style-name="Standard"/>
      <text:p text:style-name="P1">SELECT <text:s/>Orders.SKU, COUNT(Orders.SKU), RMA.Step, RMA.Reason, Customer.State, COUNT(<text:span text:style-name="T1">Customer.</text:span>State) FROM Orders, RMA, Customer WHERE Orders.Order_ID = RMA.Order_ID AND Orders.Customer_ID = Customer.Customer_ID GROUP BY SKU, Step, State ORDER BY Step, State;</text:p>
      <text:p text:style-name="P1"/>
      <text:p text:style-name="P1"/>
      <text:p text:style-name="P2">TOP PRODUCTS BY STATE:</text:p>
      <text:p text:style-name="P3">WASHINGTON-</text:p>
      <text:p text:style-name="P3">BAS-48-1 C<text:tab/>15<text:tab/>61636<text:tab/>Received returned equipment<text:tab/>Other</text:p>
      <text:p text:style-name="P2"><text:tab/>32132<text:tab/>Washington<text:tab/>15</text:p>
      <text:p text:style-name="P2">ADV-24-10C<text:tab/>7<text:tab/>27878<text:tab/>Received returned equipment<text:tab/>Other</text:p>
      <text:p text:style-name="P2"><text:tab/>91869<text:tab/>Washington<text:tab/>7</text:p>
      <text:p text:style-name="P2">ENT-48-40F<text:tab/>15<text:tab/>39213<text:tab/>Received returned equipment<text:tab/>Other</text:p>
      <text:p text:style-name="P2"><text:tab/>20564<text:tab/>Washington<text:tab/>15</text:p>
      <text:p text:style-name="P2">ADV-48-10F<text:tab/>11<text:tab/>15714<text:tab/>Received returned equipment<text:tab/>Other</text:p>
      <text:p text:style-name="P2"><text:tab/>89217<text:tab/>Washington<text:tab/>11</text:p>
      <text:p text:style-name="P2">BAS-08-1 C<text:tab/>5<text:tab/>74050<text:tab/>Received returned equipment<text:tab/>Other</text:p>
      <text:p text:style-name="P2"><text:tab/>12352<text:tab/>Washington<text:tab/>5</text:p>
      <text:p text:style-name="P2">ENT-48-10F<text:tab/>12<text:tab/>20268<text:tab/>Received returned equipment<text:tab/>Other</text:p>
      <text:p text:style-name="P2"><text:tab/>21316<text:tab/>Washington<text:tab/>12</text:p>
      <text:p text:style-name="P2">ENT-24-10F<text:tab/>8<text:tab/>56486<text:tab/>Received returned equipment<text:tab/>Other</text:p>
      <text:p text:style-name="P2"><text:tab/>67954<text:tab/>Washington<text:tab/>8</text:p>
      <text:p text:style-name="P2">ENT-24-40F<text:tab/>4<text:tab/>71360<text:tab/>Received returned equipment<text:tab/>Other</text:p>
      <text:p text:style-name="P2"><text:tab/>91687<text:tab/>Washington<text:tab/>4</text:p>
      <text:p text:style-name="P2">BAS-24-1 C<text:tab/>1<text:tab/>1<text:tab/>Product replacement or account refund processed<text:tab/>Defective</text:p>
      <text:p text:style-name="P2"><text:tab/>50534<text:tab/>Washington<text:tab/>1</text:p>
      <text:p text:style-name="P2">ENT-24-40F<text:tab/>95<text:tab/>15736<text:tab/>Product replacement or account refund processed<text:tab/>Defective</text:p>
      <text:p text:style-name="P2"><text:tab/>16935<text:tab/>Washington<text:tab/>95</text:p>
      <text:p text:style-name="P2">BAS-08-1 C<text:tab/>224<text:tab/>52145<text:tab/>Product replacement or account refund processed<text:tab/>Rejected</text:p>
      <text:p text:style-name="P2"><text:tab/>37058<text:tab/>Washington<text:tab/>224</text:p>
      <text:p text:style-name="P2">ENT-48-40F<text:tab/>287<text:tab/>77647<text:tab/>Product replacement or account refund processed<text:tab/>Rejected</text:p>
      <text:p text:style-name="P2"><text:tab/>67470<text:tab/>Washington<text:tab/>287</text:p>
      <text:p text:style-name="P2">BAS-48-1 C<text:tab/>402<text:tab/>24231<text:tab/>Product replacement or account refund processed<text:tab/>Rejected</text:p>
      <text:p text:style-name="P2"><text:tab/>65230<text:tab/>Washington<text:tab/>402</text:p>
      <text:p text:style-name="P2">ENT-24-10F<text:tab/>206<text:tab/>5625<text:tab/>Product replacement or account refund processed<text:tab/>Rejected</text:p>
      <text:p text:style-name="P2"><text:tab/>2824<text:tab/>Washington<text:tab/>206</text:p>
      <text:p text:style-name="P2">ADV-48-10F<text:tab/>221<text:tab/>71816<text:tab/>Product replacement or account refund processed<text:tab/>Rejected</text:p>
      <text:p text:style-name="P2"><text:tab/>27106<text:tab/>Washington<text:tab/>221</text:p>
      <text:p text:style-name="P2">ENT-48-10F<text:tab/>172<text:tab/>79026<text:tab/>Product replacement or account refund processed<text:tab/>Rejected</text:p>
      <text:p text:style-name="P2"><text:tab/>82586<text:tab/>Washington<text:tab/>172</text:p>
      <text:p text:style-name="P2">ADV-24-10C<text:tab/>188<text:tab/>11034<text:tab/>Product replacement or account refund processed<text:tab/>Rejected</text:p>
      <text:p text:style-name="P2"><text:tab/>51219<text:tab/>Washington<text:tab/>188</text:p>
      <text:p text:style-name="P2"/>
      <text:p text:style-name="P8">ADV-24-10-C <text:span text:style-name="T2">(195)</text:span></text:p>
      <text:p text:style-name="P8"><text:soft-page-break/>ADV-48-10-F <text:span text:style-name="T2">(232)</text:span></text:p>
      <text:p text:style-name="P6">BAS-08-1-C <text:span text:style-name="T2">(229)</text:span></text:p>
      <text:p text:style-name="P6">BAS-24-1-C <text:span text:style-name="T2">(1)</text:span></text:p>
      <text:p text:style-name="P6">BAS-48-1-C <text:span text:style-name="T2">(4</text:span><text:span text:style-name="T3">17</text:span><text:span text:style-name="T2">)</text:span></text:p>
      <text:p text:style-name="P6">ENT-24-10-F<text:span text:style-name="T2">(214)</text:span></text:p>
      <text:p text:style-name="P6">ENT-24-40-F<text:span text:style-name="T2">(99)</text:span></text:p>
      <text:p text:style-name="P6">ENT-48-10-F<text:span text:style-name="T2">(184)</text:span></text:p>
      <text:p text:style-name="P6">ENT-48-40-F<text:span text:style-name="T2">(</text:span><text:span text:style-name="T3">302</text:span><text:span text:style-name="T2">)</text:span></text:p>
      <text:p text:style-name="P5"/>
      <text:p text:style-name="P2"/>
      <text:p text:style-name="P3">OREGON- </text:p>
      <text:p text:style-name="P3">BAS-08-1 C<text:tab/>218<text:tab/>78070<text:tab/>Product replacement or account refund processed<text:tab/>Rejected</text:p>
      <text:p text:style-name="P2"><text:tab/>32449<text:tab/>Oregon<text:tab/>218</text:p>
      <text:p text:style-name="P2">ENT-24-40F<text:tab/>106<text:tab/>41330<text:tab/>Product replacement or account refund processed<text:tab/>Rejected</text:p>
      <text:p text:style-name="P2"><text:tab/>38250<text:tab/>Oregon<text:tab/>106</text:p>
      <text:p text:style-name="P2">BAS-48-1 C<text:tab/>417<text:tab/>42530<text:tab/>Product replacement or account refund processed<text:tab/>Rejected</text:p>
      <text:p text:style-name="P2"><text:tab/>69086<text:tab/>Oregon<text:tab/>417</text:p>
      <text:p text:style-name="P2">ADV-48-10F<text:tab/>189<text:tab/>71554<text:tab/>Product replacement or account refund processed<text:tab/>Rejected</text:p>
      <text:p text:style-name="P2"><text:tab/>55389<text:tab/>Oregon<text:tab/>189</text:p>
      <text:p text:style-name="P2">ENT-48-40F<text:tab/>300<text:tab/>10658<text:tab/>Product replacement or account refund processed<text:tab/>Rejected</text:p>
      <text:p text:style-name="P2"><text:tab/>18324<text:tab/>Oregon<text:tab/>300</text:p>
      <text:p text:style-name="P2">ENT-48-10F<text:tab/>218<text:tab/>5953<text:tab/>Product replacement or account refund processed<text:tab/>Rejected</text:p>
      <text:p text:style-name="P2"><text:tab/>30926<text:tab/>Oregon<text:tab/>218</text:p>
      <text:p text:style-name="P2">BAS-24-1 C<text:tab/>1<text:tab/>38039<text:tab/>Product replacement or account refund processed<text:tab/>Incorrect</text:p>
      <text:p text:style-name="P2"><text:tab/>52371<text:tab/>Oregon<text:tab/>1</text:p>
      <text:p text:style-name="P2">ADV-24-10C<text:tab/>200<text:tab/>82653<text:tab/>Product replacement or account refund processed<text:tab/>Rejected</text:p>
      <text:p text:style-name="P2"><text:tab/>94695<text:tab/>Oregon<text:tab/>200</text:p>
      <text:p text:style-name="P2">ENT-24-10F<text:tab/>204<text:tab/>60922<text:tab/>Product replacement or account refund processed<text:tab/>Rejected</text:p>
      <text:p text:style-name="P2"><text:tab/>95227<text:tab/>Oregon<text:tab/>204</text:p>
      <text:p text:style-name="P2">ADV-24-10C<text:tab/>6<text:tab/>56069<text:tab/>Received returned equipment<text:tab/>Other</text:p>
      <text:p text:style-name="P2"><text:tab/>26125<text:tab/>Oregon<text:tab/>6</text:p>
      <text:p text:style-name="P2">BAS-08-1 C<text:tab/>13<text:tab/>32341<text:tab/>Received returned equipment<text:tab/>Other</text:p>
      <text:p text:style-name="P2"><text:tab/>60213<text:tab/>Oregon<text:tab/>13</text:p>
      <text:p text:style-name="P2">ENT-48-40F<text:tab/>14<text:tab/>46724<text:tab/>Received returned equipment<text:tab/>Other</text:p>
      <text:p text:style-name="P2"><text:tab/>68285<text:tab/>Oregon<text:tab/>14</text:p>
      <text:p text:style-name="P2">ENT-24-10F<text:tab/>5<text:tab/>96688<text:tab/>Received returned equipment<text:tab/>Other</text:p>
      <text:p text:style-name="P2"><text:tab/>61618<text:tab/>Oregon<text:tab/>5</text:p>
      <text:p text:style-name="P2">ADV-48-10F<text:tab/>9<text:tab/>91718<text:tab/>Received returned equipment<text:tab/>Other</text:p>
      <text:p text:style-name="P2"><text:tab/>86785<text:tab/>Oregon<text:tab/>9</text:p>
      <text:p text:style-name="P2">BAS-48-1 C<text:tab/>12<text:tab/>51899<text:tab/>Received returned equipment<text:tab/>Other</text:p>
      <text:p text:style-name="P2"><text:tab/>51104<text:tab/>Oregon<text:tab/>12</text:p>
      <text:p text:style-name="P2">ENT-48-10F<text:tab/>12<text:tab/>72330<text:tab/>Received returned equipment<text:tab/>Other</text:p>
      <text:p text:style-name="P2"><text:tab/>25110<text:tab/>Oregon<text:tab/>12</text:p>
      <text:p text:style-name="P2">ENT-24-40F<text:tab/>3<text:tab/>82533<text:tab/>Received returned equipment<text:tab/>Other</text:p>
      <text:p text:style-name="P2"><text:tab/>44697<text:tab/>Oregon<text:tab/>3</text:p>
      <text:p text:style-name="P9">ADV-24-10-C <text:span text:style-name="T3">(206)</text:span></text:p>
      <text:p text:style-name="P9">ADV-48-10-F <text:span text:style-name="T3">(197)</text:span></text:p>
      <text:p text:style-name="P7">BAS-08-1-C <text:span text:style-name="T3">(231)</text:span></text:p>
      <text:p text:style-name="P7">BAS-24-1-C <text:span text:style-name="T3">(1)</text:span></text:p>
      <text:p text:style-name="P7"><text:soft-page-break/>BAS-48-1-C <text:span text:style-name="T3">(429)</text:span></text:p>
      <text:p text:style-name="P7">ENT-24-10-F <text:span text:style-name="T3">(209)</text:span></text:p>
      <text:p text:style-name="P7">ENT-24-40-F <text:span text:style-name="T3">(109)</text:span></text:p>
      <text:p text:style-name="P7">ENT-48-10-F <text:span text:style-name="T3">(230)</text:span></text:p>
      <text:p text:style-name="P7">ENT-48-40-F <text:span text:style-name="T3">(314)</text:span></text:p>
      <text:p text:style-name="P4"/>
      <text:p text:style-name="P3">IDAHO-</text:p>
      <text:p text:style-name="P3">ENT-48-40F<text:tab/>11<text:tab/>97433<text:tab/>Received returned equipment<text:tab/>Other</text:p>
      <text:p text:style-name="P2"><text:tab/>82879<text:tab/>Idaho<text:tab/>11</text:p>
      <text:p text:style-name="P2">BAS-08-1 C<text:tab/>7<text:tab/>80497<text:tab/>Received returned equipment<text:tab/>Other</text:p>
      <text:p text:style-name="P2"><text:tab/>58790<text:tab/>Idaho<text:tab/>7</text:p>
      <text:p text:style-name="P2">ENT-48-10F<text:tab/>7<text:tab/>79553<text:tab/>Received returned equipment<text:tab/>Other</text:p>
      <text:p text:style-name="P2"><text:tab/>47912<text:tab/>Idaho<text:tab/>7</text:p>
      <text:p text:style-name="P2">BAS-48-1 C<text:tab/>15<text:tab/>99217<text:tab/>Received returned equipment<text:tab/>Other</text:p>
      <text:p text:style-name="P2"><text:tab/>43345<text:tab/>Idaho<text:tab/>15</text:p>
      <text:p text:style-name="P2">ENT-24-40F<text:tab/>5<text:tab/>36163<text:tab/>Received returned equipment<text:tab/>Other</text:p>
      <text:p text:style-name="P2"><text:tab/>74671<text:tab/>Idaho<text:tab/>5</text:p>
      <text:p text:style-name="P2">ENT-24-10F<text:tab/>9<text:tab/>2064<text:tab/>Received returned equipment<text:tab/>Other</text:p>
      <text:p text:style-name="P2"><text:tab/>79669<text:tab/>Idaho<text:tab/>9</text:p>
      <text:p text:style-name="P2">ADV-48-10F<text:tab/>12<text:tab/>19214<text:tab/>Received returned equipment<text:tab/>Other</text:p>
      <text:p text:style-name="P2"><text:tab/>66998<text:tab/>Idaho<text:tab/>12</text:p>
      <text:p text:style-name="P2">ADV-24-10C<text:tab/>6<text:tab/>99374<text:tab/>Received returned equipment<text:tab/>Other</text:p>
      <text:p text:style-name="P2"><text:tab/>58686<text:tab/>Idaho<text:tab/>6</text:p>
      <text:p text:style-name="P2">ENT-24-10F<text:tab/>220<text:tab/>16842<text:tab/>Product replacement or account refund processed<text:tab/>Rejected</text:p>
      <text:p text:style-name="P2"><text:tab/>94495<text:tab/>Idaho<text:tab/>220</text:p>
      <text:p text:style-name="P2">ENT-48-10F<text:tab/>219<text:tab/>32046<text:tab/>Product replacement or account refund processed<text:tab/>Rejected</text:p>
      <text:p text:style-name="P2"><text:tab/>97691<text:tab/>Idaho<text:tab/>219</text:p>
      <text:p text:style-name="P2">ADV-48-10F<text:tab/>193<text:tab/>99079<text:tab/>Product replacement or account refund processed<text:tab/>Rejected</text:p>
      <text:p text:style-name="P2"><text:tab/>71038<text:tab/>Idaho<text:tab/>193</text:p>
      <text:p text:style-name="P2">ENT-24-40F<text:tab/>126<text:tab/>96601<text:tab/>Product replacement or account refund processed<text:tab/>Rejected</text:p>
      <text:p text:style-name="P2"><text:tab/>92368<text:tab/>Idaho<text:tab/>126</text:p>
      <text:p text:style-name="P2">BAS-08-1 C<text:tab/>208<text:tab/>15674<text:tab/>Product replacement or account refund processed<text:tab/>Rejected</text:p>
      <text:p text:style-name="P2"><text:tab/>72430<text:tab/>Idaho<text:tab/>208</text:p>
      <text:p text:style-name="P2">ENT-48-40F<text:tab/>297<text:tab/>73869<text:tab/>Product replacement or account refund processed<text:tab/>Rejected</text:p>
      <text:p text:style-name="P2"><text:tab/>11814<text:tab/>Idaho<text:tab/>297</text:p>
      <text:p text:style-name="P2">BAS-48-1 C<text:tab/>404<text:tab/>3185<text:tab/>Product replacement or account refund processed<text:tab/>Rejected</text:p>
      <text:p text:style-name="P2"><text:tab/>75162<text:tab/>Idaho<text:tab/>404</text:p>
      <text:p text:style-name="P2">ADV-24-10C<text:tab/>188<text:tab/>7290<text:tab/>Product replacement or account refund processed<text:tab/>Rejected</text:p>
      <text:p text:style-name="P2"><text:tab/>29042<text:tab/>Idaho<text:tab/>188</text:p>
      <text:p text:style-name="P9">ADV-24-10-C <text:span text:style-name="T3">(204)</text:span></text:p>
      <text:p text:style-name="P9">ADV-48-10-F <text:span text:style-name="T3">(205)</text:span></text:p>
      <text:p text:style-name="P7">BAS-08-1-C <text:span text:style-name="T3">(215)</text:span></text:p>
      <text:p text:style-name="P7">BAS-24-1-C <text:span text:style-name="T3">(0)</text:span></text:p>
      <text:p text:style-name="P7">BAS-48-1-C <text:span text:style-name="T3">(419)</text:span></text:p>
      <text:p text:style-name="P7">ENT-24-10-F <text:span text:style-name="T3">(229)</text:span></text:p>
      <text:p text:style-name="P7">ENT-24-40-F <text:span text:style-name="T3">(131)</text:span></text:p>
      <text:p text:style-name="P7">ENT-48-10-F <text:span text:style-name="T3">(226)</text:span></text:p>
      <text:p text:style-name="P7">ENT-48-40-F <text:span text:style-name="T3">(308)</text:span></text:p>
      <text:p text:style-name="P2"/>
      <text:p text:style-name="P3"><text:soft-page-break/>MONTANA- </text:p>
      <text:p text:style-name="P3">ADV-48-10F<text:tab/>218<text:tab/>67730<text:tab/>Product replacement or account refund processed<text:tab/>Rejected</text:p>
      <text:p text:style-name="P2"><text:tab/>32504<text:tab/>Montana<text:tab/>218</text:p>
      <text:p text:style-name="P2">ENT-24-40F<text:tab/>88<text:tab/>22975<text:tab/>Product replacement or account refund processed<text:tab/>Rejected</text:p>
      <text:p text:style-name="P2"><text:tab/>50722<text:tab/>Montana<text:tab/>88</text:p>
      <text:p text:style-name="P2">ENT-24-10F<text:tab/>201<text:tab/>58210<text:tab/>Product replacement or account refund processed<text:tab/>Rejected</text:p>
      <text:p text:style-name="P2"><text:tab/>12132<text:tab/>Montana<text:tab/>201</text:p>
      <text:p text:style-name="P2">BAS-24-1 C<text:tab/>2<text:tab/>31032<text:tab/>Product replacement or account refund processed<text:tab/>Defective</text:p>
      <text:p text:style-name="P2"><text:tab/>4698<text:tab/>Montana<text:tab/>2</text:p>
      <text:p text:style-name="P2">ENT-48-40F<text:tab/>326<text:tab/>49535<text:tab/>Product replacement or account refund processed<text:tab/>Rejected</text:p>
      <text:p text:style-name="P2"><text:tab/>2273<text:tab/>Montana<text:tab/>326</text:p>
      <text:p text:style-name="P2">BAS-08-1 C<text:tab/>209<text:tab/>86313<text:tab/>Product replacement or account refund processed<text:tab/>Rejected</text:p>
      <text:p text:style-name="P2"><text:tab/>78589<text:tab/>Montana<text:tab/>209</text:p>
      <text:p text:style-name="P2">ADV-24-10C<text:tab/>204<text:tab/>57412<text:tab/>Product replacement or account refund processed<text:tab/>Rejected</text:p>
      <text:p text:style-name="P2"><text:tab/>83588<text:tab/>Montana<text:tab/>204</text:p>
      <text:p text:style-name="P2">ENT-48-10F<text:tab/>207<text:tab/>92656<text:tab/>Product replacement or account refund processed<text:tab/>Rejected</text:p>
      <text:p text:style-name="P2"><text:tab/>62571<text:tab/>Montana<text:tab/>207</text:p>
      <text:p text:style-name="P2">BAS-48-1 C<text:tab/>386<text:tab/>41411<text:tab/>Product replacement or account refund processed<text:tab/>Rejected</text:p>
      <text:p text:style-name="P2"><text:tab/>50804<text:tab/>Montana<text:tab/>386</text:p>
      <text:p text:style-name="P2">ADV-48-10F<text:tab/>12<text:tab/>67334<text:tab/>Received returned equipment<text:tab/>Other</text:p>
      <text:p text:style-name="P2"><text:tab/>71224<text:tab/>Montana<text:tab/>12</text:p>
      <text:p text:style-name="P2">BAS-48-1 C<text:tab/>12<text:tab/>89379<text:tab/>Received returned equipment<text:tab/>Other</text:p>
      <text:p text:style-name="P2"><text:tab/>5000<text:tab/>Montana<text:tab/>12</text:p>
      <text:p text:style-name="P2">BAS-08-1 C<text:tab/>7<text:tab/>10211<text:tab/>Received returned equipment<text:tab/>Other</text:p>
      <text:p text:style-name="P2"><text:tab/>34905<text:tab/>Montana<text:tab/>7</text:p>
      <text:p text:style-name="P2">ADV-24-10C<text:tab/>10<text:tab/>94387<text:tab/>Received returned equipment<text:tab/>Other</text:p>
      <text:p text:style-name="P2"><text:tab/>26463<text:tab/>Montana<text:tab/>10</text:p>
      <text:p text:style-name="P2">ENT-24-40F<text:tab/>6<text:tab/>85770<text:tab/>Received returned equipment<text:tab/>Other</text:p>
      <text:p text:style-name="P2"><text:tab/>92126<text:tab/>Montana<text:tab/>6</text:p>
      <text:p text:style-name="P2">ENT-48-10F<text:tab/>9<text:tab/>8472<text:tab/>Received returned equipment<text:tab/>Other</text:p>
      <text:p text:style-name="P2"><text:tab/>831<text:tab/>Montana<text:tab/>9</text:p>
      <text:p text:style-name="P2">ENT-24-10F<text:tab/>9<text:tab/>64512<text:tab/>Received returned equipment<text:tab/>Other</text:p>
      <text:p text:style-name="P2"><text:tab/>75240<text:tab/>Montana<text:tab/>9</text:p>
      <text:p text:style-name="P2">ENT-48-40F<text:tab/>18<text:tab/>67107<text:tab/>Received returned equipment<text:tab/>Other</text:p>
      <text:p text:style-name="P2"><text:tab/>18638<text:tab/>Montana<text:tab/>18</text:p>
      <text:p text:style-name="P9">ADV-24-10-C <text:span text:style-name="T3">(214)</text:span></text:p>
      <text:p text:style-name="P9">ADV-48-10-F <text:span text:style-name="T3">(230)</text:span></text:p>
      <text:p text:style-name="P7">BAS-08-1-C <text:span text:style-name="T3">(216)</text:span></text:p>
      <text:p text:style-name="P7">BAS-24-1-C <text:span text:style-name="T3">(2)</text:span></text:p>
      <text:p text:style-name="P7">BAS-48-1-C <text:span text:style-name="T3">(</text:span><text:span text:style-name="T4">398</text:span><text:span text:style-name="T3">)</text:span></text:p>
      <text:p text:style-name="P7">ENT-24-10-F <text:span text:style-name="T4">(210)</text:span></text:p>
      <text:p text:style-name="P7">ENT-24-40-F <text:span text:style-name="T4">(94)</text:span></text:p>
      <text:p text:style-name="P7">ENT-48-10-F <text:span text:style-name="T4">(216)</text:span></text:p>
      <text:p text:style-name="P7">ENT-48-40-F <text:span text:style-name="T4">(344)</text:span></text:p>
      <text:p text:style-name="P10"/>
      <text:p text:style-name="P2"/>
      <text:p text:style-name="P11"/>
      <text:p text:style-name="P11"/>
      <text:p text:style-name="P11"/>
      <text:p text:style-name="P11"><text:soft-page-break/>Totals by NW Region:</text:p>
      <text:p text:style-name="P12">ADV-24-10-C - <text:span text:style-name="T4">819</text:span></text:p>
      <text:p text:style-name="P12">ADV-48-10-F - <text:span text:style-name="T4">864</text:span></text:p>
      <text:p text:style-name="P13">BAS-08-1-C - <text:span text:style-name="T4">891</text:span></text:p>
      <text:p text:style-name="P13">BAS-24-1-C - <text:span text:style-name="T4">4</text:span></text:p>
      <text:p text:style-name="P13">BAS-48-1-C - <text:span text:style-name="T4">1663</text:span></text:p>
      <text:p text:style-name="P13">ENT-24-10-F - <text:span text:style-name="T4">862</text:span></text:p>
      <text:p text:style-name="P13">ENT-24-40-F - <text:span text:style-name="T4">433</text:span></text:p>
      <text:p text:style-name="P13">ENT-48-10-F - <text:span text:style-name="T4">856</text:span></text:p>
      <text:p text:style-name="P14">ENT-48-40-F - <text:span text:style-name="T4">126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6T13:06:29.949894029</meta:creation-date>
    <dc:date>2020-06-06T14:02:25.145218825</dc:date>
    <meta:editing-duration>PT9M54S</meta:editing-duration>
    <meta:editing-cycles>1</meta:editing-cycles>
    <meta:document-statistic meta:table-count="0" meta:image-count="0" meta:object-count="0" meta:page-count="5" meta:paragraph-count="187" meta:word-count="959" meta:character-count="6856" meta:non-whitespace-character-count="6013"/>
    <meta:generator>LibreOffice/6.4.3.2$Linux_X86_64 LibreOffice_project/40$Build-2</meta:generator>
  </office:meta>
</office:document-meta>
</file>